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1871" officeooo:paragraph-rsid="001a187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416a" officeooo:paragraph-rsid="001f41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28b6" officeooo:paragraph-rsid="002228b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084e" officeooo:paragraph-rsid="002308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1107c" officeooo:paragraph-rsid="0031107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e19cc" officeooo:paragraph-rsid="002e19c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d5efc" officeooo:paragraph-rsid="003d5ef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e19cc" officeooo:paragraph-rsid="002e19cc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9dca" officeooo:paragraph-rsid="001b9dca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fbc4" officeooo:paragraph-rsid="001dfbc4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416a" officeooo:paragraph-rsid="001f41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f416a" officeooo:paragraph-rsid="001f416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f416a" officeooo:paragraph-rsid="001f416a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096ef" officeooo:paragraph-rsid="002096ef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228b6" officeooo:paragraph-rsid="002228b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228b6" officeooo:paragraph-rsid="002228b6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3084e" officeooo:paragraph-rsid="0023084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3084e" officeooo:paragraph-rsid="0023084e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da7b" officeooo:paragraph-rsid="0024da7b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934a5" officeooo:paragraph-rsid="002934a5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9fc94" officeooo:paragraph-rsid="0029fc9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9fc94" officeooo:paragraph-rsid="0029fc94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d371" officeooo:paragraph-rsid="002bd371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19cc" officeooo:paragraph-rsid="002e19cc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6c43" officeooo:paragraph-rsid="002f6c43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1107c" officeooo:paragraph-rsid="0031107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1107c" officeooo:paragraph-rsid="0031107c" style:font-weight-asian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1f4e5" officeooo:paragraph-rsid="0031f4e5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2b978" officeooo:paragraph-rsid="0032b978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44e8d" officeooo:paragraph-rsid="00344e8d" style:font-weight-asian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5ccfe" officeooo:paragraph-rsid="0035ccf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35ccfe" officeooo:paragraph-rsid="0035ccfe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79766" officeooo:paragraph-rsid="00379766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b6f5a" officeooo:paragraph-rsid="003b6f5a" style:font-weight-asian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3d5efc" officeooo:paragraph-rsid="003d5efc" style:font-weight-asian="normal" style:font-weight-complex="normal"/>
    </style:style>
    <style:style style:name="T1" style:family="text">
      <style:text-properties officeooo:rsid="001dfbc4"/>
    </style:style>
    <style:style style:name="T2" style:family="text">
      <style:text-properties officeooo:rsid="002228b6"/>
    </style:style>
    <style:style style:name="T3" style:family="text">
      <style:text-properties officeooo:rsid="0026148c"/>
    </style:style>
    <style:style style:name="T4" style:family="text">
      <style:text-properties officeooo:rsid="0029fc94"/>
    </style:style>
    <style:style style:name="T5" style:family="text">
      <style:text-properties officeooo:rsid="002bd371"/>
    </style:style>
    <style:style style:name="T6" style:family="text">
      <style:text-properties officeooo:rsid="002d280c"/>
    </style:style>
    <style:style style:name="T7" style:family="text">
      <style:text-properties officeooo:rsid="0031107c"/>
    </style:style>
    <style:style style:name="T8" style:family="text">
      <style:text-properties officeooo:rsid="0037a024"/>
    </style:style>
    <style:style style:name="T9" style:family="text">
      <style:text-properties officeooo:rsid="003a15c3"/>
    </style:style>
    <style:style style:name="T10" style:family="text">
      <style:text-properties officeooo:rsid="003b6f5a"/>
    </style:style>
    <style:style style:name="T11" style:family="text">
      <style:text-properties officeooo:rsid="003d2f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0 Background tasks</text:p>
      <text:p text:style-name="P1"/>
      <text:p text:style-name="P1">Intro</text:p>
      <text:p text:style-name="P1"/>
      <text:list xml:id="list7543969016437827873" text:style-name="L1">
        <text:list-item>
          <text:p text:style-name="P9">last lessons: <text:span text:style-name="T1">persistence</text:span></text:p>
          <text:list>
            <text:list-item>
              <text:p text:style-name="P10">storing data in databases</text:p>
            </text:list-item>
            <text:list-item>
              <text:p text:style-name="P10">reading and writing with content providers</text:p>
            </text:list-item>
          </text:list>
        </text:list-item>
        <text:list-item>
          <text:p text:style-name="P11">Now:</text:p>
          <text:list>
            <text:list-item>
              <text:p text:style-name="P11">using content providers and databases from a service</text:p>
            </text:list-item>
          </text:list>
        </text:list-item>
      </text:list>
      <text:p text:style-name="P12"/>
      <text:p text:style-name="P2">Running in the background</text:p>
      <text:p text:style-name="P2"/>
      <text:list xml:id="list2195180863494980642" text:style-name="L2">
        <text:list-item>
          <text:p text:style-name="P13">be careful with resources in the background</text:p>
        </text:list-item>
        <text:list-item>
          <text:p text:style-name="P14">components <text:span text:style-name="T2">used to manage background apps</text:span>:</text:p>
          <text:list>
            <text:list-item>
              <text:p text:style-name="P14">service</text:p>
            </text:list-item>
            <text:list-item>
              <text:p text:style-name="P14">broadcast receivers</text:p>
            </text:list-item>
          </text:list>
        </text:list-item>
        <text:list-item>
          <text:p text:style-name="P15">service and broadcast receivers are the final app components to learn about</text:p>
        </text:list-item>
        <text:list-item>
          <text:p text:style-name="P15">jobs manage background tasks</text:p>
        </text:list-item>
        <text:list-item>
          <text:p text:style-name="P15">notifications display background information to users</text:p>
        </text:list-item>
      </text:list>
      <text:p text:style-name="P16"/>
      <text:p text:style-name="P3">Hydration Reminder</text:p>
      <text:p text:style-name="P3"/>
      <text:list xml:id="list1579464244907101008" text:style-name="L3">
        <text:list-item>
          <text:p text:style-name="P17">here you learn how to send push notifications</text:p>
        </text:list-item>
      </text:list>
      <text:p text:style-name="P18"/>
      <text:p text:style-name="P4">services</text:p>
      <text:p text:style-name="P4"/>
      <text:list xml:id="list8511413074068670919" text:style-name="L4">
        <text:list-item>
          <text:p text:style-name="P19">some tasks are too time/processing intensive for an activity and should be run in the background. Examples:</text:p>
          <text:list>
            <text:list-item>
              <text:p text:style-name="P19">network tasks</text:p>
            </text:list-item>
            <text:list-item>
              <text:p text:style-name="P19">tasks that aren’t directly related to the <text:span text:style-name="T3">app’s functionality</text:span></text:p>
            </text:list-item>
          </text:list>
        </text:list-item>
        <text:list-item>
          <text:p text:style-name="P20">Remember the 4 primary android components <text:span text:style-name="T4">which are glued together with intents</text:span>:</text:p>
          <text:list>
            <text:list-item>
              <text:p text:style-name="P21">Servi<text:span text:style-name="T5">c</text:span>es</text:p>
              <text:list>
                <text:list-item>
                  <text:p text:style-name="P23"><text:span text:style-name="T6">persistent </text:span>background tasks w/o UI</text:p>
                </text:list-item>
              </text:list>
            </text:list-item>
            <text:list-item>
              <text:p text:style-name="P21">Activities</text:p>
            </text:list-item>
            <text:list-item>
              <text:p text:style-name="P21">Content providers</text:p>
            </text:list-item>
            <text:list-item>
              <text:p text:style-name="P21">Broadcast receivers</text:p>
            </text:list-item>
          </text:list>
        </text:list-item>
      </text:list>
      <text:p text:style-name="P22"/>
      <text:p text:style-name="P6">Services vs loaders</text:p>
      <text:p text:style-name="P8"/>
      <text:list xml:id="list2624899750168804898" text:style-name="L5">
        <text:list-item>
          <text:p text:style-name="P24">use loaders to:</text:p>
          <text:list>
            <text:list-item>
              <text:p text:style-name="P24">load things that are only used the app’s activit<text:span text:style-name="T7">ies (UI)</text:span> (ex: loading an image, some non-cached network transactions...)</text:p>
            </text:list-item>
          </text:list>
        </text:list-item>
        <text:list-item>
          <text:p text:style-name="P25">use services to:</text:p>
          <text:list>
            <text:list-item>
              <text:p text:style-name="P26">perform tasks that don’t need a UI</text:p>
            </text:list-item>
          </text:list>
        </text:list-item>
      </text:list>
      <text:p text:style-name="P27"/>
      <text:p text:style-name="P5">Starting Services</text:p>
      <text:p text:style-name="P5"/>
      <text:list xml:id="list2996683313348111590" text:style-name="L6">
        <text:list-item>
          <text:p text:style-name="P28"><text:soft-page-break/>3 start methods:</text:p>
          <text:list>
            <text:list-item>
              <text:p text:style-name="P28">manually start a services</text:p>
              <text:list>
                <text:list-item>
                  <text:p text:style-name="P29">doesn’t communicate back to </text:p>
                </text:list-item>
                <text:list-item>
                  <text:p text:style-name="P33">use startService() <text:span text:style-name="T8">from a context (activity)</text:span></text:p>
                </text:list-item>
              </text:list>
            </text:list-item>
            <text:list-item>
              <text:p text:style-name="P28">Schedule a services</text:p>
              <text:list>
                <text:list-item>
                  <text:p text:style-name="P29">job service <text:span text:style-name="T9">&amp; define when it should run</text:span></text:p>
                </text:list-item>
              </text:list>
            </text:list-item>
            <text:list-item>
              <text:p text:style-name="P28">bind to a service</text:p>
              <text:list>
                <text:list-item>
                  <text:p text:style-name="P29">client-server like interface</text:p>
                  <text:list>
                    <text:list-item>
                      <text:p text:style-name="P34">service = server</text:p>
                    </text:list-item>
                    <text:list-item>
                      <text:p text:style-name="P34">activities <text:span text:style-name="T11">(components)</text:span> = client</text:p>
                    </text:list-item>
                  </text:list>
                </text:list-item>
                <text:list-item>
                  <text:p text:style-name="P30">YOU NEED THIS</text:p>
                </text:list-item>
              </text:list>
            </text:list-item>
          </text:list>
        </text:list-item>
        <text:list-item>
          <text:p text:style-name="P31">services can be bound and started</text:p>
        </text:list-item>
        <text:list-item>
          <text:p text:style-name="P31"/>
        </text:list-item>
      </text:list>
      <text:p text:style-name="P32"/>
      <text:p text:style-name="P7">Running Services in the Background</text:p>
      <text:p text:style-name="P7"/>
      <text:list xml:id="list2387409215387664798" text:style-name="L7">
        <text:list-item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37:42.815465753</meta:creation-date>
    <meta:generator>LibreOffice/5.1.6.2$Linux_X86_64 LibreOffice_project/10m0$Build-2</meta:generator>
    <dc:date>2018-03-23T16:59:39.079070480</dc:date>
    <meta:editing-duration>PT21M39S</meta:editing-duration>
    <meta:editing-cycles>34</meta:editing-cycles>
    <meta:document-statistic meta:table-count="0" meta:image-count="0" meta:object-count="0" meta:page-count="2" meta:paragraph-count="48" meta:word-count="263" meta:character-count="1496" meta:non-whitespace-character-count="1318"/>
  </office:meta>
</office:document-meta>
</file>